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marker-end="Arrow" draw:fill="none" draw:fill-color="#ffffff" fo:min-height="0.639cm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306cm" fo:min-width="0cm"/>
    </style:style>
    <style:style style:name="gr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349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04cm" fo:min-width="0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697cm" fo:min-width="0cm"/>
    </style:style>
    <style:style style:name="gr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81cm" svg:height="0.599cm" svg:x="9.636cm" svg:y="2.016cm">
          <draw:text-box>
            <text:p>reach(a, X)</text:p>
          </draw:text-box>
        </draw:frame>
        <draw:frame draw:style-name="gr2" draw:text-style-name="P1" draw:layer="layout" svg:width="2.54cm" svg:height="0.889cm" svg:x="5.064cm" svg:y="3.921cm">
          <draw:text-box>
            <text:p>edge(a, X)</text:p>
          </draw:text-box>
        </draw:frame>
        <draw:frame draw:style-name="gr1" draw:text-style-name="P1" draw:layer="layout" svg:width="2.064cm" svg:height="0.599cm" svg:x="3.419cm" svg:y="6.032cm">
          <draw:text-box>
            <text:p>edgel(a, X)</text:p>
          </draw:text-box>
        </draw:frame>
        <draw:frame draw:style-name="gr3" draw:text-style-name="P1" draw:layer="layout" svg:width="1.425cm" svg:height="0.599cm" svg:x="2.397cm" svg:y="7.386cm">
          <draw:text-box>
            <text:p>X = b</text:p>
          </draw:text-box>
        </draw:frame>
        <draw:frame draw:style-name="gr1" draw:text-style-name="P1" draw:layer="layout" svg:width="3.749cm" svg:height="0.599cm" svg:x="8.239cm" svg:y="3.921cm">
          <draw:text-box>
            <text:p>reach(X, Z), edge(Z, a)</text:p>
          </draw:text-box>
        </draw:frame>
        <draw:frame draw:style-name="gr1" draw:text-style-name="P1" draw:layer="layout" svg:width="1.975cm" svg:height="0.599cm" svg:x="5.561cm" svg:y="6.08cm">
          <draw:text-box>
            <text:p>edgel(X,a)</text:p>
          </draw:text-box>
        </draw:frame>
        <draw:frame draw:style-name="gr4" draw:text-style-name="P1" draw:layer="layout" svg:width="0.913cm" svg:height="0.599cm" svg:x="3.921cm" svg:y="7.731cm">
          <draw:text-box>
            <text:p>fail</text:p>
          </draw:text-box>
        </draw:frame>
        <draw:frame draw:style-name="gr1" draw:text-style-name="P1" draw:layer="layout" svg:width="3.537cm" svg:height="0.599cm" svg:x="7.731cm" svg:y="6.032cm">
          <draw:text-box>
            <text:p>edge(b, Z), edge(Z,a)</text:p>
          </draw:text-box>
        </draw:frame>
        <draw:frame draw:style-name="gr1" draw:text-style-name="P1" draw:layer="layout" svg:width="3.698cm" svg:height="0.599cm" svg:x="4.81cm" svg:y="7.604cm">
          <draw:text-box>
            <text:p>edgel(b, Z), edge(Z, a)</text:p>
          </draw:text-box>
        </draw:frame>
        <draw:frame draw:style-name="gr1" draw:text-style-name="P1" draw:layer="layout" svg:width="3.664cm" svg:height="0.599cm" svg:x="8.747cm" svg:y="7.604cm">
          <draw:text-box>
            <text:p>edgel(c, b), edge(Z, a)</text:p>
          </draw:text-box>
        </draw:frame>
        <draw:line draw:style-name="gr5" draw:text-style-name="P2" draw:layer="layout" svg:x1="10.271cm" svg:y1="2.524cm" svg:x2="6.334cm" svg:y2="4.048cm">
          <text:p/>
        </draw:line>
        <draw:line draw:style-name="gr5" draw:text-style-name="P2" draw:layer="layout" svg:x1="5.699cm" svg:y1="4.556cm" svg:x2="4.048cm" svg:y2="6.207cm">
          <text:p/>
        </draw:line>
        <draw:line draw:style-name="gr5" draw:text-style-name="P2" draw:layer="layout" svg:x1="6.08cm" svg:y1="4.556cm" svg:x2="6.461cm" svg:y2="6.334cm">
          <text:p/>
        </draw:line>
        <draw:line draw:style-name="gr5" draw:text-style-name="P2" draw:layer="layout" svg:x1="4.048cm" svg:y1="6.461cm" svg:x2="3.159cm" svg:y2="7.477cm">
          <text:p/>
        </draw:line>
        <draw:line draw:style-name="gr5" draw:text-style-name="P2" draw:layer="layout" svg:x1="5.953cm" svg:y1="6.588cm" svg:x2="4.429cm" svg:y2="7.731cm">
          <text:p/>
        </draw:line>
        <draw:line draw:style-name="gr5" draw:text-style-name="P2" draw:layer="layout" svg:x1="10.525cm" svg:y1="2.651cm" svg:x2="10.525cm" svg:y2="4.048cm">
          <text:p/>
        </draw:line>
        <draw:line draw:style-name="gr5" draw:text-style-name="P2" draw:layer="layout" svg:x1="9.509cm" svg:y1="4.556cm" svg:x2="8.747cm" svg:y2="6.334cm">
          <text:p/>
        </draw:line>
        <draw:line draw:style-name="gr5" draw:text-style-name="P2" draw:layer="layout" svg:x1="8.366cm" svg:y1="6.588cm" svg:x2="6.715cm" svg:y2="7.731cm">
          <text:p/>
        </draw:line>
        <draw:line draw:style-name="gr5" draw:text-style-name="P2" draw:layer="layout" svg:x1="6.461cm" svg:y1="7.985cm" svg:x2="3.159cm" svg:y2="9.89cm">
          <text:p/>
        </draw:line>
        <draw:line draw:style-name="gr5" draw:text-style-name="P2" draw:layer="layout" svg:x1="9.382cm" svg:y1="6.461cm" svg:x2="10.017cm" svg:y2="7.731cm">
          <text:p/>
        </draw:line>
        <draw:line draw:style-name="gr5" draw:text-style-name="P2" draw:layer="layout" svg:x1="9.763cm" svg:y1="8.112cm" svg:x2="9.763cm" svg:y2="10.271cm">
          <text:p/>
        </draw:line>
        <draw:frame draw:style-name="gr1" draw:text-style-name="P1" draw:layer="layout" svg:width="1.222cm" svg:height="0.599cm" svg:x="5.953cm" svg:y="11.287cm">
          <draw:text-box>
            <text:p>Z = c</text:p>
          </draw:text-box>
        </draw:frame>
        <draw:frame draw:style-name="gr6" draw:text-style-name="P1" draw:layer="layout" svg:width="0.913cm" svg:height="0.599cm" svg:x="9.255cm" svg:y="10.362cm">
          <draw:text-box>
            <text:p>fail</text:p>
          </draw:text-box>
        </draw:frame>
        <draw:frame draw:style-name="gr1" draw:text-style-name="P1" draw:layer="layout" svg:width="5.616cm" svg:height="0.599cm" svg:x="12.049cm" svg:y="5.953cm">
          <draw:text-box>
            <text:p>reach(c, Z1), edge(Z1, b),edge(Z, a)</text:p>
          </draw:text-box>
        </draw:frame>
        <draw:line draw:style-name="gr5" draw:text-style-name="P2" draw:layer="layout" svg:x1="10.779cm" svg:y1="4.556cm" svg:x2="13.192cm" svg:y2="6.207cm">
          <text:p/>
        </draw:line>
        <draw:frame draw:style-name="gr1" draw:text-style-name="P1" draw:layer="layout" svg:width="3.787cm" svg:height="0.599cm" svg:x="12.049cm" svg:y="7.604cm">
          <draw:text-box>
            <text:p>edge(c, Z1), edge(Z, a)</text:p>
          </draw:text-box>
        </draw:frame>
        <draw:frame draw:style-name="gr7" draw:text-style-name="P1" draw:layer="layout" svg:width="4.699cm" svg:height="0.947cm" svg:x="14.564cm" svg:y="9.338cm">
          <draw:text-box>
            <text:p>edgel(Z1,c), edge(Z, a)</text:p>
          </draw:text-box>
        </draw:frame>
        <draw:frame draw:style-name="gr1" draw:text-style-name="P1" draw:layer="layout" svg:width="3.859cm" svg:height="0.599cm" svg:x="10.525cm" svg:y="9.799cm">
          <draw:text-box>
            <text:p>edgel(c, Z1), edge(a, Z)</text:p>
          </draw:text-box>
        </draw:frame>
        <draw:frame draw:style-name="gr1" draw:text-style-name="P1" draw:layer="layout" svg:width="0.913cm" svg:height="0.599cm" svg:x="11.414cm" svg:y="11.323cm">
          <draw:text-box>
            <text:p>fail</text:p>
          </draw:text-box>
        </draw:frame>
        <draw:frame draw:style-name="gr8" draw:text-style-name="P1" draw:layer="layout" svg:width="0.913cm" svg:height="0.599cm" svg:x="14.462cm" svg:y="11.16cm">
          <draw:text-box>
            <text:p>fail</text:p>
          </draw:text-box>
        </draw:frame>
        <draw:line draw:style-name="gr5" draw:text-style-name="P2" draw:layer="layout" svg:x1="12.811cm" svg:y1="8.239cm" svg:x2="12.176cm" svg:y2="9.89cm">
          <text:p/>
        </draw:line>
        <draw:line draw:style-name="gr5" draw:text-style-name="P2" draw:layer="layout" svg:x1="13.573cm" svg:y1="8.112cm" svg:x2="15.224cm" svg:y2="9.509cm">
          <text:p/>
        </draw:line>
        <draw:line draw:style-name="gr5" draw:text-style-name="P2" draw:layer="layout" svg:x1="12.049cm" svg:y1="10.271cm" svg:x2="11.922cm" svg:y2="11.287cm">
          <text:p/>
        </draw:line>
        <draw:line draw:style-name="gr5" draw:text-style-name="P2" draw:layer="layout" svg:x1="15.224cm" svg:y1="9.89cm" svg:x2="14.97cm" svg:y2="11.16cm">
          <text:p/>
        </draw:line>
        <draw:line draw:style-name="gr5" draw:text-style-name="P2" draw:layer="layout" svg:x1="13.319cm" svg:y1="6.588cm" svg:x2="12.938cm" svg:y2="7.858cm">
          <text:p/>
        </draw:line>
        <draw:line draw:style-name="gr5" draw:text-style-name="P2" draw:layer="layout" svg:x1="16.113cm" svg:y1="6.588cm" svg:x2="18.653cm" svg:y2="8.747cm">
          <text:p/>
        </draw:line>
        <draw:frame draw:style-name="gr1" draw:text-style-name="P1" draw:layer="layout" svg:width="3.77cm" svg:height="0.599cm" svg:x="1.04cm" svg:y="9.672cm">
          <draw:text-box>
            <text:p>edgel(b, Z), edgel(Z, a)</text:p>
          </draw:text-box>
        </draw:frame>
        <draw:frame draw:style-name="gr1" draw:text-style-name="P1" draw:layer="layout" svg:width="3.77cm" svg:height="0.599cm" svg:x="4.85cm" svg:y="9.636cm">
          <draw:text-box>
            <text:p>edgel(b, Z), edgel(a, Z)</text:p>
          </draw:text-box>
        </draw:frame>
        <draw:line draw:style-name="gr5" draw:text-style-name="P2" draw:layer="layout" svg:x1="6.588cm" svg:y1="8.112cm" svg:x2="7.096cm" svg:y2="9.89cm">
          <text:p/>
        </draw:line>
        <draw:line draw:style-name="gr5" draw:text-style-name="P2" draw:layer="layout" svg:x1="6.842cm" svg:y1="10.271cm" svg:x2="6.334cm" svg:y2="11.414cm">
          <text:p/>
        </draw:line>
        <draw:line draw:style-name="gr5" draw:text-style-name="P2" draw:layer="layout" svg:x1="3.032cm" svg:y1="10.144cm" svg:x2="2.651cm" svg:y2="11.033cm">
          <text:p/>
        </draw:line>
        <draw:frame draw:style-name="gr1" draw:text-style-name="P1" draw:layer="layout" svg:width="0.913cm" svg:height="0.599cm" svg:x="2.119cm" svg:y="11.069cm">
          <draw:text-box>
            <text:p>fail</text:p>
          </draw:text-box>
        </draw:frame>
        <draw:frame draw:style-name="gr1" draw:text-style-name="P1" draw:layer="layout" svg:width="0.908cm" svg:height="0.599cm" svg:x="18.502cm" svg:y="8.783cm">
          <draw:text-box>
            <text:p>…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b2b2b2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21:04:54.858137624</meta:creation-date>
    <dc:date>2017-11-30T22:00:11.471446951</dc:date>
    <meta:editing-duration>PT54M58S</meta:editing-duration>
    <meta:editing-cycles>48</meta:editing-cycles>
    <meta:generator>LibreOffice/5.4.0.3$MacOSX_X86_64 LibreOffice_project/7556cbc6811c9d992f4064ab9287069087d7f62c</meta:generator>
    <meta:document-statistic meta:object-count="43"/>
  </office:meta>
</office:document-meta>
</file>